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Helper.getChildren( Element element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Helper.setDocument( Document _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Helper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Helper.createElement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Helper.getFirstChild( Element element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Helper.getChildren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Helper.NamespaceHelper( String _namespaceUri , String _prefix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spaceHelper.ge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Helper.NamespaceHelper( String _namespaceUri , String _prefix , Document _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spaceHelper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Helper.getNextSiblings( Element element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Helper.getPrecedingSiblings( Element element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Helper.getQualifiedName(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spaceHelper.createElement( String localName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